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11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rüne Maxima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[.B1]*[.B4]*0.000000001/(2*SIN([.B5]/2))" office:value-type="float" office:value="0.00000984036199943287" calcext:value-type="float">
            <text:p>9,84036199943287E-06</text:p>
          </table:table-cell>
          <table:table-cell table:formula="of:=[.C1]*[.C4]*0.000000001/(2*SIN([.C5]/2))" office:value-type="float" office:value="0.00000993355286335014" calcext:value-type="float">
            <text:p>9,93355286335014E-06</text:p>
          </table:table-cell>
          <table:table-cell table:formula="of:=[.D1]*[.D4]*0.000000001/(2*SIN([.D5]/2))" office:value-type="float" office:value="0.00000988007500575423" calcext:value-type="float">
            <text:p>9,88007500575423E-06</text:p>
          </table:table-cell>
          <table:table-cell table:formula="of:=[.E1]*[.E4]*0.000000001/(2*SIN([.E5]/2))" office:value-type="float" office:value="0.000010016618580522" calcext:value-type="float">
            <text:p>1,0016618580522E-05</text:p>
          </table:table-cell>
          <table:table-cell table:formula="of:=[.F1]*[.F4]*0.000000001/(2*SIN([.F5]/2))" office:value-type="float" office:value="0.0000100141808032572" calcext:value-type="float">
            <text:p>1,00141808032572E-05</text:p>
          </table:table-cell>
          <table:table-cell table:formula="of:=[.G1]*[.G4]*0.000000001/(2*SIN([.G5]/2))" office:value-type="float" office:value="0.00000997373973398856" calcext:value-type="float">
            <text:p>9,97373973398856E-06</text:p>
          </table:table-cell>
          <table:table-cell table:formula="of:=[.H1]*[.H4]*0.000000001/(2*SIN([.H5]/2))" office:value-type="float" office:value="0.0000099901307012844" calcext:value-type="float">
            <text:p>9,9901307012844E-06</text:p>
          </table:table-cell>
          <table:table-cell table:formula="of:=[.I1]*[.I4]*0.000000001/(2*SIN([.I5]/2))" office:value-type="float" office:value="0.0000100090902837264" calcext:value-type="float">
            <text:p>1,00090902837264E-05</text:p>
          </table:table-cell>
          <table:table-cell table:formula="of:=[.J1]*[.J4]*0.000000001/(2*SIN([.J5]/2))" office:value-type="float" office:value="0.0000100009570488834" calcext:value-type="float">
            <text:p>0,000010001</text:p>
          </table:table-cell>
          <table:table-cell table:formula="of:=SUM([.B9:.J9])/SUM([.B10:.J10])" office:value-type="float" office:value="0.00000999411175427934" calcext:value-type="float">
            <text:p>9,99411175427934E-06</text:p>
          </table:table-cell>
        </table:table-row>
        <table:table-row table:style-name="ro1">
          <table:table-cell office:value-type="string" calcext:value-type="string">
            <text:p>Fehler auf d</text:p>
          </table:table-cell>
          <table:table-cell table:formula="of:=[.B1]*[.B4]*0.000000001*COS([.B5]/2)*[.B8]/(4*POWER(SIN([.B5]/2);2))" office:value-type="float" office:value="0.000000125340550051919" calcext:value-type="float">
            <text:p>1,25340550051919E-07</text:p>
          </table:table-cell>
          <table:table-cell table:formula="of:=[.C1]*[.C4]*0.000000001*COS([.C5]/2)*[.C8]/(4*POWER(SIN([.C5]/2);2))" office:value-type="float" office:value="0.0000000637908958690735" calcext:value-type="float">
            <text:p>6,37908958690735E-08</text:p>
          </table:table-cell>
          <table:table-cell table:formula="of:=[.D1]*[.D4]*0.000000001*COS([.D5]/2)*[.D8]/(4*POWER(SIN([.D5]/2);2))" office:value-type="float" office:value="0.000000041989264230572" calcext:value-type="float">
            <text:p>0,000000042</text:p>
          </table:table-cell>
          <table:table-cell table:formula="of:=[.E1]*[.E4]*0.000000001*COS([.E5]/2)*[.E8]/(4*POWER(SIN([.E5]/2);2))" office:value-type="float" office:value="0.000000032286578180428" calcext:value-type="float">
            <text:p>3,2286578180428E-08</text:p>
          </table:table-cell>
          <table:table-cell table:formula="of:=[.F1]*[.F4]*0.000000001*COS([.F5]/2)*[.F8]/(4*POWER(SIN([.F5]/2);2))" office:value-type="float" office:value="0.000000025729067173455" calcext:value-type="float">
            <text:p>2,5729067173455E-08</text:p>
          </table:table-cell>
          <table:table-cell table:formula="of:=[.G1]*[.G4]*0.000000001*COS([.G5]/2)*[.G8]/(4*POWER(SIN([.G5]/2);2))" office:value-type="float" office:value="0.0000000211769124444332" calcext:value-type="float">
            <text:p>2,11769124444332E-08</text:p>
          </table:table-cell>
          <table:table-cell table:formula="of:=[.H1]*[.H4]*0.000000001*COS([.H5]/2)*[.H8]/(4*POWER(SIN([.H5]/2);2))" office:value-type="float" office:value="0.0000000181210821376707" calcext:value-type="float">
            <text:p>1,81210821376707E-08</text:p>
          </table:table-cell>
          <table:table-cell table:formula="of:=[.I1]*[.I4]*0.000000001*COS([.I5]/2)*[.I8]/(4*POWER(SIN([.I5]/2);2))" office:value-type="float" office:value="0.0000000158248679051787" calcext:value-type="float">
            <text:p>1,58248679051787E-08</text:p>
          </table:table-cell>
          <table:table-cell table:formula="of:=[.J1]*[.J4]*0.000000001*COS([.J5]/2)*[.J8]/(4*POWER(SIN([.J5]/2);2))" office:value-type="float" office:value="0.0000000139493887740783" calcext:value-type="float">
            <text:p>1,39493887740783E-08</text:p>
          </table:table-cell>
          <table:table-cell table:formula="of:=SQRT(1/SUM([.B10:.J10]))" office:value-type="float" office:value="0.00000000750502752666379" calcext:value-type="float">
            <text:p>7,50502752666379E-09</text:p>
          </table:table-cell>
        </table:table-row>
        <table:table-row table:style-name="ro1">
          <table:table-cell office:value-type="string" calcext:value-type="string">
            <text:p>Wellenlänge/nm</text:p>
          </table:table-cell>
          <table:table-cell table:number-columns-repeated="9" office:value-type="float" office:value="546.07" calcext:value-type="float">
            <text:p>546,07</text:p>
          </table:table-cell>
          <table:table-cell/>
        </table:table-row>
        <table:table-row table:style-name="ro1">
          <table:table-cell office:value-type="string" calcext:value-type="string">
            <text:p>Winkel</text:p>
          </table:table-cell>
          <table:table-cell table:formula="of:=([.B7]-[.B6])/2*0.01" office:value-type="float" office:value="0.0555" calcext:value-type="float">
            <text:p>0,0555</text:p>
          </table:table-cell>
          <table:table-cell table:formula="of:=([.C7]-[.C6])/2*0.01" office:value-type="float" office:value="0.11" calcext:value-type="float">
            <text:p>0,11</text:p>
          </table:table-cell>
          <table:table-cell table:formula="of:=([.D7]-[.D6])/2*0.01" office:value-type="float" office:value="0.166" calcext:value-type="float">
            <text:p>0,166</text:p>
          </table:table-cell>
          <table:table-cell table:formula="of:=([.E7]-[.E6])/2*0.01" office:value-type="float" office:value="0.2185" calcext:value-type="float">
            <text:p>0,2185</text:p>
          </table:table-cell>
          <table:table-cell table:formula="of:=([.F7]-[.F6])/2*0.01" office:value-type="float" office:value="0.2735" calcext:value-type="float">
            <text:p>0,2735</text:p>
          </table:table-cell>
          <table:table-cell table:formula="of:=([.G7]-[.G6])/2*0.01" office:value-type="float" office:value="0.33" calcext:value-type="float">
            <text:p>0,33</text:p>
          </table:table-cell>
          <table:table-cell table:formula="of:=([.H7]-[.H6])/2*0.01" office:value-type="float" office:value="0.385" calcext:value-type="float">
            <text:p>0,385</text:p>
          </table:table-cell>
          <table:table-cell table:formula="of:=([.I7]-[.I6])/2*0.01" office:value-type="float" office:value="0.44" calcext:value-type="float">
            <text:p>0,44</text:p>
          </table:table-cell>
          <table:table-cell table:formula="of:=([.J7]-[.J6])/2*0.01" office:value-type="float" office:value="0.4965" calcext:value-type="float">
            <text:p>0,4965</text:p>
          </table:table-cell>
          <table:table-cell/>
        </table:table-row>
        <table:table-row table:style-name="ro1">
          <table:table-cell office:value-type="string" calcext:value-type="string">
            <text:p>a_r/cm</text:p>
          </table:table-cell>
          <table:table-cell office:value-type="float" office:value="44.4" calcext:value-type="float">
            <text:p>44,4</text:p>
          </table:table-cell>
          <table:table-cell office:value-type="float" office:value="39" calcext:value-type="float">
            <text:p>39</text:p>
          </table:table-cell>
          <table:table-cell office:value-type="float" office:value="33.5" calcext:value-type="float">
            <text:p>33,5</text:p>
          </table:table-cell>
          <table:table-cell office:value-type="float" office:value="28.2" calcext:value-type="float">
            <text:p>28,2</text:p>
          </table:table-cell>
          <table:table-cell office:value-type="float" office:value="22.7" calcext:value-type="float">
            <text:p>22,7</text:p>
          </table:table-cell>
          <table:table-cell office:value-type="float" office:value="17.2" calcext:value-type="float">
            <text:p>17,2</text:p>
          </table:table-cell>
          <table:table-cell office:value-type="float" office:value="11.5" calcext:value-type="float">
            <text:p>11,5</text:p>
          </table:table-cell>
          <table:table-cell office:value-type="float" office:value="6.1" calcext:value-type="float">
            <text:p>6,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a_l/cm</text:p>
          </table:table-cell>
          <table:table-cell office:value-type="float" office:value="55.5" calcext:value-type="float">
            <text:p>55,5</text:p>
          </table:table-cell>
          <table:table-cell office:value-type="float" office:value="61" calcext:value-type="float">
            <text:p>61</text:p>
          </table:table-cell>
          <table:table-cell office:value-type="float" office:value="66.7" calcext:value-type="float">
            <text:p>66,7</text:p>
          </table:table-cell>
          <table:table-cell office:value-type="float" office:value="71.9" calcext:value-type="float">
            <text:p>71,9</text:p>
          </table:table-cell>
          <table:table-cell office:value-type="float" office:value="77.4" calcext:value-type="float">
            <text:p>77,4</text:p>
          </table:table-cell>
          <table:table-cell office:value-type="float" office:value="83.2" calcext:value-type="float">
            <text:p>83,2</text:p>
          </table:table-cell>
          <table:table-cell office:value-type="float" office:value="88.5" calcext:value-type="float">
            <text:p>88,5</text:p>
          </table:table-cell>
          <table:table-cell office:value-type="float" office:value="94.1" calcext:value-type="float">
            <text:p>94,1</text:p>
          </table:table-cell>
          <table:table-cell office:value-type="float" office:value="99.8" calcext:value-type="float">
            <text:p>99,8</text:p>
          </table:table-cell>
          <table:table-cell/>
        </table:table-row>
        <table:table-row table:style-name="ro1">
          <table:table-cell office:value-type="string" calcext:value-type="string">
            <text:p>Fehler auf den Winkel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/>
        </table:table-row>
        <table:table-row table:style-name="ro1">
          <table:table-cell office:value-type="string" calcext:value-type="string">
            <text:p>d/(Fehler d)²</text:p>
          </table:table-cell>
          <table:table-cell table:formula="of:=[.B2]/POWER([.B3];2)" office:value-type="float" office:value="626365577.574974" calcext:value-type="float">
            <text:p>626365577,574974</text:p>
          </table:table-cell>
          <table:table-cell table:formula="of:=[.C2]/POWER([.C3];2)" office:value-type="float" office:value="2441109183.79389" calcext:value-type="float">
            <text:p>2441109183,79389</text:p>
          </table:table-cell>
          <table:table-cell table:formula="of:=[.D2]/POWER([.D3];2)" office:value-type="float" office:value="5603814005.27404" calcext:value-type="float">
            <text:p>5603814005,27404</text:p>
          </table:table-cell>
          <table:table-cell table:formula="of:=[.E2]/POWER([.E3];2)" office:value-type="float" office:value="9608975747.4473" calcext:value-type="float">
            <text:p>9608975747,4473</text:p>
          </table:table-cell>
          <table:table-cell table:formula="of:=[.F2]/POWER([.F3];2)" office:value-type="float" office:value="15127506442.0936" calcext:value-type="float">
            <text:p>15127506442,0936</text:p>
          </table:table-cell>
          <table:table-cell table:formula="of:=[.G2]/POWER([.G3];2)" office:value-type="float" office:value="22239895844.1158" calcext:value-type="float">
            <text:p>22239895844,1158</text:p>
          </table:table-cell>
          <table:table-cell table:formula="of:=[.H2]/POWER([.H3];2)" office:value-type="float" office:value="30423061289.125" calcext:value-type="float">
            <text:p>30423061289,125</text:p>
          </table:table-cell>
          <table:table-cell table:formula="of:=[.I2]/POWER([.I3];2)" office:value-type="float" office:value="39968184330.7213" calcext:value-type="float">
            <text:p>39968184330,7213</text:p>
          </table:table-cell>
          <table:table-cell table:formula="of:=[.J2]/POWER([.J3];2)" office:value-type="float" office:value="51396223069.6856" calcext:value-type="float">
            <text:p>51396223069,6856</text:p>
          </table:table-cell>
          <table:table-cell/>
        </table:table-row>
        <table:table-row table:style-name="ro1">
          <table:table-cell office:value-type="string" calcext:value-type="string">
            <text:p>1/(Fehler d)²</text:p>
          </table:table-cell>
          <table:table-cell table:formula="of:=1/POWER([.B3];2)" office:value-type="float" office:value="63652696680373.4" calcext:value-type="float">
            <text:p>63652696680373,4</text:p>
          </table:table-cell>
          <table:table-cell table:formula="of:=1/POWER([.C3];2)" office:value-type="float" office:value="245743815669454" calcext:value-type="float">
            <text:p>245743815669454</text:p>
          </table:table-cell>
          <table:table-cell table:formula="of:=1/POWER([.D3];2)" office:value-type="float" office:value="567183346483740" calcext:value-type="float">
            <text:p>567183346483740</text:p>
          </table:table-cell>
          <table:table-cell table:formula="of:=1/POWER([.E3];2)" office:value-type="float" office:value="959303348750104" calcext:value-type="float">
            <text:p>959303348750104</text:p>
          </table:table-cell>
          <table:table-cell table:formula="of:=1/POWER([.F3];2)" office:value-type="float" office:value="1510608480043951" calcext:value-type="float">
            <text:p>1510608480043951</text:p>
          </table:table-cell>
          <table:table-cell table:formula="of:=1/POWER([.G3];2)" office:value-type="float" office:value="2.22984521726857E+015" calcext:value-type="float">
            <text:p>2,22984521726857E+015</text:p>
          </table:table-cell>
          <table:table-cell table:formula="of:=1/POWER([.H3];2)" office:value-type="float" office:value="3045311637936188" calcext:value-type="float">
            <text:p>3045311637936188</text:p>
          </table:table-cell>
          <table:table-cell table:formula="of:=1/POWER([.I3];2)" office:value-type="float" office:value="3.99318851141795E+015" calcext:value-type="float">
            <text:p>3,99318851141795E+015</text:p>
          </table:table-cell>
          <table:table-cell table:formula="of:=1/POWER([.J3];2)" office:value-type="float" office:value="5139130467061031" calcext:value-type="float">
            <text:p>5139130467061031</text:p>
          </table:table-cell>
          <table:table-cell/>
        </table:table-row>
      </table:table>
      <table:table table:name="Blaue Maxima" table:style-name="ta1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/m</text:p>
          </table:table-cell>
          <table:table-cell table:number-columns-repeated="10" office:value-type="float" office:value="0.00000999411175427934" calcext:value-type="float">
            <text:p>9,99411175427934E-06</text:p>
          </table:table-cell>
          <table:table-cell/>
        </table:table-row>
        <table:table-row table:style-name="ro1">
          <table:table-cell office:value-type="string" calcext:value-type="string">
            <text:p>Fehler d/m</text:p>
          </table:table-cell>
          <table:table-cell table:number-columns-repeated="10" office:value-type="float" office:value="0.00000000750502752666379" calcext:value-type="float">
            <text:p>7,50502752666379E-0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string" calcext:value-type="string">
            <text:p>a_r/cm</text:p>
          </table:table-cell>
          <table:table-cell office:value-type="float" office:value="45.6" calcext:value-type="float">
            <text:p>45,6</text:p>
          </table:table-cell>
          <table:table-cell office:value-type="float" office:value="41.1" calcext:value-type="float">
            <text:p>41,1</text:p>
          </table:table-cell>
          <table:table-cell office:value-type="float" office:value="36.8" calcext:value-type="float">
            <text:p>36,8</text:p>
          </table:table-cell>
          <table:table-cell office:value-type="float" office:value="32.4" calcext:value-type="float">
            <text:p>32,4</text:p>
          </table:table-cell>
          <table:table-cell office:value-type="float" office:value="28" calcext:value-type="float">
            <text:p>28</text:p>
          </table:table-cell>
          <table:table-cell office:value-type="float" office:value="23.9" calcext:value-type="float">
            <text:p>23,9</text:p>
          </table:table-cell>
          <table:table-cell office:value-type="float" office:value="19.5" calcext:value-type="float">
            <text:p>19,5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,5</text:p>
          </table:table-cell>
          <table:table-cell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string" calcext:value-type="string">
            <text:p>a_l/cm</text:p>
          </table:table-cell>
          <table:table-cell office:value-type="float" office:value="54.3" calcext:value-type="float">
            <text:p>54,3</text:p>
          </table:table-cell>
          <table:table-cell office:value-type="float" office:value="58.8" calcext:value-type="float">
            <text:p>58,8</text:p>
          </table:table-cell>
          <table:table-cell office:value-type="float" office:value="63.3" calcext:value-type="float">
            <text:p>63,3</text:p>
          </table:table-cell>
          <table:table-cell office:value-type="float" office:value="67.8" calcext:value-type="float">
            <text:p>67,8</text:p>
          </table:table-cell>
          <table:table-cell office:value-type="float" office:value="71.8" calcext:value-type="float">
            <text:p>71,8</text:p>
          </table:table-cell>
          <table:table-cell office:value-type="float" office:value="76.7" calcext:value-type="float">
            <text:p>76,7</text:p>
          </table:table-cell>
          <table:table-cell office:value-type="float" office:value="80.7" calcext:value-type="float">
            <text:p>80,7</text:p>
          </table:table-cell>
          <table:table-cell office:value-type="float" office:value="85.1" calcext:value-type="float">
            <text:p>85,1</text:p>
          </table:table-cell>
          <table:table-cell office:value-type="float" office:value="89.5" calcext:value-type="float">
            <text:p>89,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Winkel</text:p>
          </table:table-cell>
          <table:table-cell table:formula="of:=([.B5]-[.B4])/2*0.01" office:value-type="float" office:value="0.0435" calcext:value-type="float">
            <text:p>0,0435</text:p>
          </table:table-cell>
          <table:table-cell table:formula="of:=([.C5]-[.C4])/2*0.01" office:value-type="float" office:value="0.0885" calcext:value-type="float">
            <text:p>0,0885</text:p>
          </table:table-cell>
          <table:table-cell table:formula="of:=([.D5]-[.D4])/2*0.01" office:value-type="float" office:value="0.1325" calcext:value-type="float">
            <text:p>0,1325</text:p>
          </table:table-cell>
          <table:table-cell table:formula="of:=([.E5]-[.E4])/2*0.01" office:value-type="float" office:value="0.177" calcext:value-type="float">
            <text:p>0,177</text:p>
          </table:table-cell>
          <table:table-cell table:formula="of:=([.F5]-[.F4])/2*0.01" office:value-type="float" office:value="0.219" calcext:value-type="float">
            <text:p>0,219</text:p>
          </table:table-cell>
          <table:table-cell table:formula="of:=([.G5]-[.G4])/2*0.01" office:value-type="float" office:value="0.264" calcext:value-type="float">
            <text:p>0,264</text:p>
          </table:table-cell>
          <table:table-cell table:formula="of:=([.H5]-[.H4])/2*0.01" office:value-type="float" office:value="0.306" calcext:value-type="float">
            <text:p>0,306</text:p>
          </table:table-cell>
          <table:table-cell table:formula="of:=([.I5]-[.I4])/2*0.01" office:value-type="float" office:value="0.3505" calcext:value-type="float">
            <text:p>0,3505</text:p>
          </table:table-cell>
          <table:table-cell table:formula="of:=([.J5]-[.J4])/2*0.01" office:value-type="float" office:value="0.395" calcext:value-type="float">
            <text:p>0,395</text:p>
          </table:table-cell>
          <table:table-cell table:formula="of:=([.K5]-[.K4])/2*0.01" office:value-type="float" office:value="0.439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Fehler Winkel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 table:formula="of:=0.001/SQRT(2)" office:value-type="float" office:value="0.000707106781186547" calcext:value-type="float">
            <text:p>0,0007071068</text:p>
          </table:table-cell>
          <table:table-cell/>
        </table:table-row>
        <table:table-row table:style-name="ro1">
          <table:table-cell office:value-type="string" calcext:value-type="string">
            <text:p>Wellenlänge/m</text:p>
          </table:table-cell>
          <table:table-cell table:formula="of:=2*[.B1]/[.B3]*SIN([.B6]/2)" office:value-type="float" office:value="0.000000434709585285581" calcext:value-type="float">
            <text:p>4,34709585285581E-07</text:p>
          </table:table-cell>
          <table:table-cell table:formula="of:=2*[.C1]/[.C3]*SIN([.C6]/2)" office:value-type="float" office:value="0.000000442095137176864" calcext:value-type="float">
            <text:p>4,42095137176864E-07</text:p>
          </table:table-cell>
          <table:table-cell table:formula="of:=2*[.D1]/[.D3]*SIN([.D6]/2)" office:value-type="float" office:value="0.00000044108377980556" calcext:value-type="float">
            <text:p>4,4108377980556E-07</text:p>
          </table:table-cell>
          <table:table-cell table:formula="of:=2*[.E1]/[.E3]*SIN([.E6]/2)" office:value-type="float" office:value="0.000000441662382842345" calcext:value-type="float">
            <text:p>4,41662382842345E-07</text:p>
          </table:table-cell>
          <table:table-cell table:formula="of:=2*[.F1]/[.F3]*SIN([.F6]/2)" office:value-type="float" office:value="0.000000436867846266235" calcext:value-type="float">
            <text:p>4,36867846266235E-07</text:p>
          </table:table-cell>
          <table:table-cell table:formula="of:=2*[.G1]/[.G3]*SIN([.G6]/2)" office:value-type="float" office:value="0.000000438465021632389" calcext:value-type="float">
            <text:p>4,38465021632389E-07</text:p>
          </table:table-cell>
          <table:table-cell table:formula="of:=2*[.H1]/[.H3]*SIN([.H6]/2)" office:value-type="float" office:value="0.000000435182942008316" calcext:value-type="float">
            <text:p>4,35182942008316E-07</text:p>
          </table:table-cell>
          <table:table-cell table:formula="of:=2*[.I1]/[.I3]*SIN([.I6]/2)" office:value-type="float" office:value="0.000000435629124201691" calcext:value-type="float">
            <text:p>4,35629124201691E-07</text:p>
          </table:table-cell>
          <table:table-cell table:formula="of:=2*[.J1]/[.J3]*SIN([.J6]/2)" office:value-type="float" office:value="0.000000435784461688806" calcext:value-type="float">
            <text:p>4,35784461688806E-07</text:p>
          </table:table-cell>
          <table:table-cell table:formula="of:=2*[.K1]/[.K3]*SIN([.K6]/2)" office:value-type="float" office:value="0.000000435226870931319" calcext:value-type="float">
            <text:p>4,35226870931319E-07</text:p>
          </table:table-cell>
          <table:table-cell table:formula="of:=SUM([.B10:.K10])/SUM([.B11:.K11])" office:value-type="float" office:value="0.000000436346767128718" calcext:value-type="float">
            <text:p>4,36346767128718E-07</text:p>
          </table:table-cell>
        </table:table-row>
        <table:table-row table:style-name="ro1">
          <table:table-cell office:value-type="string" calcext:value-type="string">
            <text:p>Fehler Wellenlänge/m</text:p>
          </table:table-cell>
          <table:table-cell table:formula="of:=SQRT(POWER((2/[.B3]*[.B2]*SIN([.B6]/2));2)+POWER(([.B1]/[.B3]*[.B7]*COS([.B6]/2));2))" office:value-type="float" office:value="0.00000000707277020200707" calcext:value-type="float">
            <text:p>7,07277020200707E-09</text:p>
          </table:table-cell>
          <table:table-cell table:formula="of:=SQRT(POWER((2/[.C3]*[.C2]*SIN([.C6]/2));2)+POWER(([.C1]/[.C3]*[.C7]*COS([.C6]/2));2))" office:value-type="float" office:value="0.00000000354557040105585" calcext:value-type="float">
            <text:p>3,54557040105585E-09</text:p>
          </table:table-cell>
          <table:table-cell table:formula="of:=SQRT(POWER((2/[.D3]*[.D2]*SIN([.D6]/2));2)+POWER(([.D1]/[.D3]*[.D7]*COS([.D6]/2));2))" office:value-type="float" office:value="0.00000000237369094233687" calcext:value-type="float">
            <text:p>2,37369094233687E-09</text:p>
          </table:table-cell>
          <table:table-cell table:formula="of:=SQRT(POWER((2/[.E3]*[.E2]*SIN([.E6]/2));2)+POWER(([.E1]/[.E3]*[.E7]*COS([.E6]/2));2))" office:value-type="float" office:value="0.00000000179079278948447" calcext:value-type="float">
            <text:p>1,79079278948447E-09</text:p>
          </table:table-cell>
          <table:table-cell table:formula="of:=SQRT(POWER((2/[.F3]*[.F2]*SIN([.F6]/2));2)+POWER(([.F1]/[.F3]*[.F7]*COS([.F6]/2));2))" office:value-type="float" office:value="0.00000000144271081388757" calcext:value-type="float">
            <text:p>1,44271081388757E-09</text:p>
          </table:table-cell>
          <table:table-cell table:formula="of:=SQRT(POWER((2/[.G3]*[.G2]*SIN([.G6]/2));2)+POWER(([.G1]/[.G3]*[.G7]*COS([.G6]/2));2))" office:value-type="float" office:value="0.00000000121311024978378" calcext:value-type="float">
            <text:p>1,21311024978378E-09</text:p>
          </table:table-cell>
          <table:table-cell table:formula="of:=SQRT(POWER((2/[.H3]*[.H2]*SIN([.H6]/2));2)+POWER(([.H1]/[.H3]*[.H7]*COS([.H6]/2));2))" office:value-type="float" office:value="0.00000000104991952991364" calcext:value-type="float">
            <text:p>0,000000001</text:p>
          </table:table-cell>
          <table:table-cell table:formula="of:=SQRT(POWER((2/[.I3]*[.I2]*SIN([.I6]/2));2)+POWER(([.I1]/[.I3]*[.I7]*COS([.I6]/2));2))" office:value-type="float" office:value="0.00000000092931423920721" calcext:value-type="float">
            <text:p>9,2931423920721E-10</text:p>
          </table:table-cell>
          <table:table-cell table:formula="of:=SQRT(POWER((2/[.J3]*[.J2]*SIN([.J6]/2));2)+POWER(([.J1]/[.J3]*[.J7]*COS([.J6]/2));2))" office:value-type="float" office:value="0.000000000836607050425056" calcext:value-type="float">
            <text:p>8,36607050425056E-10</text:p>
          </table:table-cell>
          <table:table-cell table:formula="of:=SQRT(POWER((2/[.K3]*[.K2]*SIN([.K6]/2));2)+POWER(([.K1]/[.K3]*[.K7]*COS([.K6]/2));2))" office:value-type="float" office:value="0.00000000076325114895168" calcext:value-type="float">
            <text:p>7,6325114895168E-10</text:p>
          </table:table-cell>
          <table:table-cell table:formula="of:=SQRT(1/SUM([.B11:.K11]))" office:value-type="float" office:value="0.000000000379070373930814" calcext:value-type="float">
            <text:p>3,79070373930814E-10</text:p>
          </table:table-cell>
        </table:table-row>
        <table:table-row table:style-name="ro1">
          <table:table-cell office:value-type="string" calcext:value-type="string">
            <text:p>Wellenlänge/fehler²</text:p>
          </table:table-cell>
          <table:table-cell table:formula="of:=[.B8]/POWER([.B9];2)" office:value-type="float" office:value="8690006888.57094" calcext:value-type="float">
            <text:p>8690006888,57094</text:p>
          </table:table-cell>
          <table:table-cell table:formula="of:=[.C8]/POWER([.C9];2)" office:value-type="float" office:value="35167663202.6074" calcext:value-type="float">
            <text:p>35167663202,6074</text:p>
          </table:table-cell>
          <table:table-cell table:formula="of:=[.D8]/POWER([.D9];2)" office:value-type="float" office:value="78283952069.2512" calcext:value-type="float">
            <text:p>78283952069,2512</text:p>
          </table:table-cell>
          <table:table-cell table:formula="of:=[.E8]/POWER([.E9];2)" office:value-type="float" office:value="137720863520.843" calcext:value-type="float">
            <text:p>137720863520,843</text:p>
          </table:table-cell>
          <table:table-cell table:formula="of:=[.F8]/POWER([.F9];2)" office:value-type="float" office:value="209889883941.281" calcext:value-type="float">
            <text:p>209889883941,281</text:p>
          </table:table-cell>
          <table:table-cell table:formula="of:=[.G8]/POWER([.G9];2)" office:value-type="float" office:value="297943838813.648" calcext:value-type="float">
            <text:p>297943838813,648</text:p>
          </table:table-cell>
          <table:table-cell table:formula="of:=[.H8]/POWER([.H9];2)" office:value-type="float" office:value="394784265698.162" calcext:value-type="float">
            <text:p>394784265698,162</text:p>
          </table:table-cell>
          <table:table-cell table:formula="of:=[.I8]/POWER([.I9];2)" office:value-type="float" office:value="504419333394.782" calcext:value-type="float">
            <text:p>504419333394,782</text:p>
          </table:table-cell>
          <table:table-cell table:formula="of:=[.J8]/POWER([.J9];2)" office:value-type="float" office:value="622628076315.544" calcext:value-type="float">
            <text:p>622628076315,544</text:p>
          </table:table-cell>
          <table:table-cell table:formula="of:=[.K8]/POWER([.K9];2)" office:value-type="float" office:value="747103493878.073" calcext:value-type="float">
            <text:p>747103493878,073</text:p>
          </table:table-cell>
          <table:table-cell/>
        </table:table-row>
        <table:table-row table:style-name="ro1">
          <table:table-cell office:value-type="string" calcext:value-type="string">
            <text:p>1/fehler²</text:p>
          </table:table-cell>
          <table:table-cell table:formula="of:=1/POWER([.B9];2)" office:value-type="float" office:value="1.99903733037358E+016" calcext:value-type="float">
            <text:p>1,99903733037358E+016</text:p>
          </table:table-cell>
          <table:table-cell table:formula="of:=1/POWER([.C9];2)" office:value-type="float" office:value="7.95477268245506E+016" calcext:value-type="float">
            <text:p>7,95477268245506E+016</text:p>
          </table:table-cell>
          <table:table-cell table:formula="of:=1/POWER([.D9];2)" office:value-type="float" office:value="1.77480913271761E+017" calcext:value-type="float">
            <text:p>1,77480913271761E+017</text:p>
          </table:table-cell>
          <table:table-cell table:formula="of:=1/POWER([.E9];2)" office:value-type="float" office:value="3.1182384751568E+017" calcext:value-type="float">
            <text:p>3,1182384751568E+017</text:p>
          </table:table-cell>
          <table:table-cell table:formula="of:=1/POWER([.F9];2)" office:value-type="float" office:value="4.80442508495739E+017" calcext:value-type="float">
            <text:p>4,80442508495739E+017</text:p>
          </table:table-cell>
          <table:table-cell table:formula="of:=1/POWER([.G9];2)" office:value-type="float" office:value="6.79515637768354E+017" calcext:value-type="float">
            <text:p>6,79515637768354E+017</text:p>
          </table:table-cell>
          <table:table-cell table:formula="of:=1/POWER([.H9];2)" office:value-type="float" office:value="9.0716852061407E+017" calcext:value-type="float">
            <text:p>9,0716852061407E+017</text:p>
          </table:table-cell>
          <table:table-cell table:formula="of:=1/POWER([.I9];2)" office:value-type="float" office:value="1.1579100325745E+018" calcext:value-type="float">
            <text:p>1,1579100325745E+018</text:p>
          </table:table-cell>
          <table:table-cell table:formula="of:=1/POWER([.J9];2)" office:value-type="float" office:value="1.42875235592994E+018" calcext:value-type="float">
            <text:p>1,42875235592994E+018</text:p>
          </table:table-cell>
          <table:table-cell table:formula="of:=1/POWER([.K9];2)" office:value-type="float" office:value="1.71658402496929E+018" calcext:value-type="float">
            <text:p>1,71658402496929E+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9:04:19.049019378</meta:creation-date>
    <dc:date>2016-03-13T19:50:39.355108785</dc:date>
    <meta:editing-duration>PT10M8S</meta:editing-duration>
    <meta:editing-cycles>3</meta:editing-cycles>
    <meta:generator>LibreOffice/5.1.0.3$Linux_X86_64 LibreOffice_project/10m0$Build-3</meta:generator>
    <meta:document-statistic meta:table-count="2" meta:cell-count="227" meta:object-count="0"/>
  </office:meta>
</office:document-meta>
</file>